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4611" officeooo:paragraph-rsid="00014611"/>
    </style:style>
    <style:style style:name="P2" style:family="paragraph" style:parent-style-name="Standard">
      <style:text-properties officeooo:rsid="00021f3d" officeooo:paragraph-rsid="00021f3d"/>
    </style:style>
    <style:style style:name="P3" style:family="paragraph" style:parent-style-name="Standard">
      <style:text-properties officeooo:rsid="0003b334" officeooo:paragraph-rsid="0003b334"/>
    </style:style>
    <style:style style:name="P4" style:family="paragraph" style:parent-style-name="Standard">
      <style:text-properties officeooo:rsid="00045cb6" officeooo:paragraph-rsid="00045cb6"/>
    </style:style>
    <style:style style:name="P5" style:family="paragraph" style:parent-style-name="Standard">
      <style:text-properties officeooo:rsid="0003b334" officeooo:paragraph-rsid="0003b334"/>
    </style:style>
    <style:style style:name="T1" style:family="text">
      <style:text-properties style:text-position="super 58%"/>
    </style:style>
    <style:style style:name="T2" style:family="text">
      <style:text-properties fo:font-size="12pt"/>
    </style:style>
    <style:style style:name="T3" style:family="text">
      <style:text-properties officeooo:rsid="00048c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er</text:span> étape :</text:p>
      <text:p text:style-name="P2">Au niveau du projet professionnel j’espère continuer sur une 2ème année de BUT informatique en choisissant le parcours développement d’application web/mobile. Ensuite continuer sur la licence.</text:p>
      <text:p text:style-name="P2">Après les trois années de BUT, si possible j’aimerais aller en école d’ingénieur mais si cela est impossible je continuerai sur un master.</text:p>
      <text:p text:style-name="P2"/>
      <text:p text:style-name="P3">2ème étape :</text:p>
      <text:p text:style-name="P4">Je suis arrivé en BUT informatique car je suis passionné par ce domaine. Je n’ai pas été influencé par ma famille car aucune personne ne travail de près ou de loin dans l’informatique. J’ai commencé à aimer ça le jour où j’ai reçu ma première tablette, dessus j’avais appris à hacker plein de jeux et d’application payante.</text:p>
      <text:p text:style-name="P3"/>
      <text:p text:style-name="P3"/>
      <text:p text:style-name="P3">BUT Info 1 ⇒ <text:s/>BUT info 2 ( <text:span text:style-name="T2">parcours réalisation d'applications : conception, développement, validation) ⇒ <text:s/>Licence ⇒ <text:s/>(si possible) école d'ingénieur</text:span></text:p>
      <text:p text:style-name="P3"><text:tab/><text:tab/><text:tab/> <text:s/><text:span text:style-name="T3">⇒ (sinon) continuer sur un Master1 puis Master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4:37:05.097924248</meta:creation-date>
    <dc:date>2022-09-17T17:42:21.344527515</dc:date>
    <meta:editing-duration>PT31M</meta:editing-duration>
    <meta:editing-cycles>5</meta:editing-cycles>
    <meta:generator>LibreOffice/7.3.5.2$Linux_X86_64 LibreOffice_project/30$Build-2</meta:generator>
    <meta:document-statistic meta:table-count="0" meta:image-count="0" meta:object-count="0" meta:page-count="1" meta:paragraph-count="7" meta:word-count="142" meta:character-count="877" meta:non-whitespace-character-count="734"/>
  </office:meta>
</office:document-meta>
</file>